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19" style:family="table-column">
      <style:table-column-properties fo:break-before="auto" style:column-width="42.6pt"/>
    </style:style>
    <style:style style:name="co20" style:family="table-column">
      <style:table-column-properties fo:break-before="auto" style:column-width="225.69pt"/>
    </style:style>
    <style:style style:name="co21" style:family="table-column">
      <style:table-column-properties fo:break-before="auto" style:column-width="297.01pt"/>
    </style:style>
    <style:style style:name="co2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42">
      <style:table-cell-properties style:vertical-align="middle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1"/>
        <table:table-column table:style-name="co6" table:default-cell-style-name="ce26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1"/>
        <table:table-column table:style-name="co9" table:default-cell-style-name="ce26"/>
        <table:table-column table:style-name="co10" table:default-cell-style-name="ce39"/>
        <table:table-column table:style-name="co11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3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3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6"/>
        <table:table-column table:style-name="co13" table:default-cell-style-name="Default"/>
        <table:table-column table:style-name="co14" table:default-cell-style-name="ce42"/>
        <table:table-column table:style-name="co3" table:number-columns-repeated="4" table:default-cell-style-name="ce42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ce42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3" table:number-columns-repeated="10" table:default-cell-style-name="Default"/>
        <table:table-column table:style-name="co21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48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<text:span text:style-name="T6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<text:span text:style-name="T6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50" office:value-type="string" calcext:value-type="string">
            <text:p><text:span text:style-name="T6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Nov. 20-21, 2019 – day of and after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49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49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49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49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49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49" office:value-type="date" office:date-value="2019-11-21" calcext:value-type="date">
            <text:p>2019-11-21</text:p>
          </table:table-cell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Dec. 1, 2019 – cyber Mon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Dec. 25, 2019 – Christmas Day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ild_a_team" table:style-name="ta1">
        <table:table-column table:style-name="co5" table:default-cell-style-name="ce1"/>
        <table:table-column table:style-name="co22" table:default-cell-style-name="Default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 style:data-style-name="N2" text:time-value="08:14:47.205000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21T08:48:31.483234086</dc:date>
    <meta:editing-duration>P58DT1H40M15S</meta:editing-duration>
    <meta:editing-cycles>1040</meta:editing-cycles>
    <meta:document-statistic meta:table-count="7" meta:cell-count="730" meta:object-count="0"/>
  </office:meta>
</office:document-meta>
</file>